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7.048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subtitle">
      <style:graphic-properties draw:fill-color="#ffffff" fo:min-height="15.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/>
      <style:text-properties fo:font-size="22pt"/>
    </style:style>
    <style:style style:name="P7" style:family="paragraph">
      <loext:graphic-properties draw:fill-color="#ffffff"/>
      <style:paragraph-properties style:writing-mode="lr-tb"/>
      <style:text-properties fo:font-size="2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PPT ON PORTFOLIO</text:p>
          </draw:text-box>
        </draw:frame>
        <draw:frame presentation:style-name="pr2" draw:text-style-name="P2" draw:layer="layout" svg:width="22.5cm" svg:height="7.048cm" svg:x="4cm" svg:y="4.152cm" presentation:class="subtitle" presentation:user-transformed="true">
          <draw:text-box>
            <text:p><text:span text:style-name="T1">&lt;WHAT IS PORTFOLIO?</text:span></text:p>
            <text:list text:style-name="L1">
              <text:list-item>
                <text:p><text:span text:style-name="T2">A PORTFOLIO IS A PURPOSEFUL COLLECTION OF SOMEONES WORK THAT TELLS A STORY OF EFFORT, PROGRESS, OR ACHIEVEMENT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 COLLECTION OF STUDENT WORK THAT DEMONSTRATES ACHIEVEMENT OR IMPROVEMEN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1" draw:text-style-name="P1" draw:layer="layout" svg:width="22.5cm" svg:height="2.6cm" svg:x="4.5cm" svg:y="0.6cm" presentation:class="title">
          <draw:text-box>
            <text:p>HTML AND CSS</text:p>
          </draw:text-box>
        </draw:frame>
        <draw:frame presentation:style-name="pr4" draw:text-style-name="P5" draw:layer="layout" svg:width="22.5cm" svg:height="9.134cm" svg:x="4.3cm" svg:y="5.2cm" presentation:class="outline" presentation:user-transformed="true">
          <draw:text-box>
            <text:list text:style-name="L2">
              <text:list-item>
                <text:p text:style-name="P4"><text:span text:style-name="T1">THE LANGAUGE I USED IS HTML AND CSS</text:span></text:p>
                <text:p text:style-name="P4"><text:span text:style-name="T1"/></text:p>
              </text:list-item>
              <text:list-item>
                <text:p text:style-name="P4"><text:span text:style-name="T1">HTML STANDS FOR HYPERTEXT MARKUP </text:span><text:span text:style-name="T1">LANGAUGE</text:span></text:p>
              </text:list-item>
              <text:list-item>
                <text:p text:style-name="P4"><text:span text:style-name="T1">WITH HTML YOU CAN CREATE YOUR OWN WEBSITE.</text:span></text:p>
                <text:p text:style-name="P4"><text:span text:style-name="T1"/></text:p>
              </text:list-item>
              <text:list-item>
                <text:p text:style-name="P4"><text:span text:style-name="T1">CSS STANDS FOR CASCADING STYLE SHEET</text:span></text:p>
              </text:list-item>
              <text:list-item>
                <text:p text:style-name="P4"><text:span text:style-name="T1">CSS DESCRIBES HOW HTML ELEMENTS SHOULD BE </text:span><text:span text:style-name="T1">DISPLAYED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6" draw:text-style-name="P7" draw:layer="layout" svg:width="22.5cm" svg:height="15.2cm" svg:x="4.5cm" svg:y="0.2cm" presentation:class="subtitle" presentation:user-transformed="true">
          <draw:text-box>
            <text:p text:style-name="P6">&lt;!DOCTYPE HTML&gt;: Defines that this document ia an html document.</text:p>
            <text:p text:style-name="P6">&lt;html&gt;:Element is the root element of an html page.</text:p>
            <text:p text:style-name="P6">&lt;head&gt;:Element contains meta information about the html page.</text:p>
            <text:p text:style-name="P6">&lt;title&gt;:Element specifies a title for the html page.</text:p>
            <text:p text:style-name="P6">&lt;body&gt;:Element defines the document’s body and is a cointainer.</text:p>
            <text:p text:style-name="P6">&lt;h1&gt;-&lt;h2&gt;:Elements defines a large – small headings.</text:p>
            <text:p text:style-name="P6">&lt;p&gt;: <text:s/>Elements defines a paragraph.</text:p>
            <text:p text:style-name="P6">&lt;br&gt;:This element has <text:s/>no content.</text:p>
            <text:p text:style-name="P6">&lt;a href&gt;: This <text:s/>element contain link.</text:p>
            <text:p text:style-name="P6">&lt;div&gt;: This element defines the division or a section.</text:p>
            <text:p text:style-name="P6"/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8" draw:layer="layout" svg:width="22.5cm" svg:height="2.6cm" svg:x="4.5cm" svg:y="0.6cm" presentation:class="title">
          <draw:text-box>
            <text:p text:style-name="P8"><text:span text:style-name="T3">DIFICULTIE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item>
                <text:p text:style-name="P9"><text:span text:style-name="T1">PROBLEMS I FACE IN THIS PROJECT ARE</text:span></text:p>
              </text:list-item>
            </text:list>
            <text:list text:style-name="L3">
              <text:list-header>
                <text:p text:style-name="P9"><text:span text:style-name="T1"/></text:p>
                <text:p text:style-name="P9"><text:span text:style-name="T1">CONFUSING IN CODE BECAUSE IT IS NOT </text:span><text:span text:style-name="T1">SOMETHING WE DO DAILY</text:span></text:p>
                <text:p text:style-name="P9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18.9cm" svg:height="2.6cm" svg:x="6.8cm" svg:y="0.8cm" presentation:class="title" presentation:user-transformed="true">
          <draw:text-box>
            <text:p>NEW LEARNING</text:p>
          </draw:text-box>
        </draw:frame>
        <draw:frame presentation:style-name="pr4" draw:text-style-name="P9" draw:layer="layout" svg:width="19.8cm" svg:height="3cm" svg:x="5.8cm" svg:y="7.2cm" presentation:class="outline" presentation:user-transformed="true">
          <draw:text-box>
            <text:list text:style-name="L2">
              <text:list-item>
                <text:p text:style-name="P9"><text:span text:style-name="T4">HOW DOES CSS AND HTML WORK</text:span></text:p>
                <text:p text:style-name="P9"><text:span text:style-name="T4"/></text:p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01:38:36.642387314</meta:creation-date>
    <meta:editing-duration>PT19M34S</meta:editing-duration>
    <meta:editing-cycles>4</meta:editing-cycles>
    <meta:generator>LibreOffice/6.4.7.2$Linux_X86_64 LibreOffice_project/40$Build-2</meta:generator>
    <dc:title>DNA</dc:title>
    <dc:date>2022-01-23T02:45:16.052439961</dc:date>
    <meta:document-statistic meta:object-count="41"/>
  </office:meta>
</office:document-meta>
</file>